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 fallait vraiment trouver une solution à ce problème. Quel que soit l'endroit où il se rendait, Edward trouvait toujours le moyen de se perdre. On aurait presque pu penser qu'il le faisait exprès mais non, il n'en était rien. Le garçon avait simplement le pire sens de l'orientation du monde. Ca et son incapacité chronique à faire attention à ce qui l'entourait, le rendant inapte à repérer les endroits par lesquels il était déjà passé. Et alors quand le lieu en question était un lieu qu'il ne connaissait pas ou peu, c'était la totale. </text:p>
      <text:p text:style-name="Standard"/>
      <text:p text:style-name="Standard">Le « QG », puisque c'est ainsi qu'ils -les autres Nephils- appelaient cet endroit, ne faisait pas exception à la règle. Situé dans une ancienne usine enterrée sous terre, il s'agissait d'un véritable dédale et quelques jours seulement après son arrivée dans le groupe, Edward était encore bien incapable de s'y repérer. A cet instant, par exemple, il était en train de chercher la salle d'entraînement qu'on lui avait conseillé de fréquenter régulièrement -surtout au début, pendant les premiers mois où il devrait se faire à ses nouveaux pouvoirs. On lui avait indiqué une direction à suivre et le blondin l'avait suivie consciencieusement.</text:p>
      <text:p text:style-name="Standard"/>
      <text:p text:style-name="Standard">Alors comment diable se retrouvait-il à présent au beau milieu d'une gigantesque bibliothèque ?</text:p>
      <text:p text:style-name="Standard"/>
      <text:p text:style-name="Standard">Aussi intéressante que fut cette question, Edward était contraint de remettre sa résolution à plus tard. Si tous ces livres qui l'entouraient lui donnaient envie de s'y plonger pour apprendre des tonnes de choses une prochaine fois -si tant est qu'il retrouve le chemin de la bibliothèque, ça n'était pas ce pourquoi il était venu aujourd'hui. Il cherchait à apprendre à se battre et utiliser ses pouvoirs. On lui avait dit que quelqu'un pourrait sûrement l'aider dans cette tâche, mais pour ça il devait se rendre à la salle avant que tout le monde n'en parte. Le blondin se rendit d'ailleurs compte qu'il avait perdu un temps non négligeable dans ces considérations au lieu de bel et bien chercher la salle en question et il accéléra donc le pas pour trouver la sortie. Il tourna au coin d'un rayon, se fiant à ses souvenirs de par où il était entré... Et tomba sur un compatriote. Littéralement.</text:p>
      <text:p text:style-name="Standard"/>
      <text:p text:style-name="Standard">Le pauvre bougre était en train de parcourir le rayon, absorbé dans ce qui semblait être une recherche méticuleuse, et ne le vit pas venir. Edward le percuta de plein fouet et, emporté par son élan, fut projeté au sol. Le blondin se retrouva le cul sur le sol dallé froid de la bibliothèque dans un juron et sa rencontre fortuite du jour aspergé par le contenu d'une bouteille de ce qui semblait être de la bière. Super. Voilà qui allait encore retarder un entraînement qui commençait prendre une tournure chimérique. Toujours planté dans le sol, l'adolescent se massa le fessier en regardant le type dans lequel il venait de rentrer, son éternel air ahuri sur le visage.</text:p>
      <text:p text:style-name="Standard"/>
      <text:p text:style-name="Standard">-J'crois qu'on a pas le droit de boire dans la bibliothèque.</text:p>
      <text:p text:style-name="P1">Tout en continuant à masser son coccyx toujours douloureux, Edward observa un peu plus en détail le type qu'il venait de percuter. Plutôt grand, des petites lunettes carrées, un air blasé à faire fuir un clown, il n'était pas loin d'être l'exact antonyme du garçon aussi bien dans l'attitude que dans l'impression qu'il dégageait de prime abord. Il paraissait plus vieux d'une bonne décennie et même les traits marqués de son visage s'opposaient à ceux juvéniles d'Edward. Un rictus déforma les lèvres de celui-ci alors qu'il ne pouvait s'empêcher de penser qu'à eux deux, ils formaient une sorte d’Équilibre comme il l'aimait tant.</text:p>
      <text:p text:style-name="Standard"/>
      <text:p text:style-name="Standard">L'homme en question se mit à râler en constatant l'étendue des dégâts provoqués par la calamité ambulante, ce qui en toute franchise ne fit ni chaud, ni froid au blondin qui n'écouta absolument pas ce qu'il était en train de lui dire, trop occupé qu'il était à décortiquer son interlocuteur du regard. Edward avait même plissé les yeux comme pour mieux voir, et sa tête s'était légèrement penchée sur le côté. Il avait déjà complètement décroché, et cela se voyait. Au bout d'un moment heureusement, le garçon réalisa que le silence s'était à nouveau installé et que l'autre gars semblait attendre une réponse de sa part.</text:p>
      <text:p text:style-name="Standard"/>
      <text:p text:style-name="Standard">-Euh... pardon ?</text:p>
      <text:p text:style-name="P1">Toujours affublé de son air un peu blasé, l'autre type lui jeta un regard à mi-chemin entre l'incompréhension et le dédain. Il fallait dire qu'Edward n'avait pas particulièrement fait preuve de vivacité d'esprit dans sa réponse complètement perdue. Sans pour autant se démonter, sa rencontre du jour entreprit de clarifier sa demande -même si aux oreilles du blondin cela sonnait plus comme une nouvelle demande qu'une clarification. Celui-ci arqua un sourcil en entendant la requête. Comment diable aurait-il pu savoir où trouver un ouvrage concernant l'apprentissage des pouvoirs alors même qu'il n'avait intégré les Nephils que depuis quelques jours ? </text:p>
      <text:p text:style-name="Standard"/>
      <text:p text:style-name="Standard">Le garçon saisit la main qui lui était tendue et s'en servit pour se relever dans un petit grognement d'effort. Il s'épousseta machinalement les épaules -bien que ses vêtement soient en réalité propres- avant de remercier Peter d'un simple hochement de la tête. Ce dernier s'empressa de préciser une nouvelle fois sa question, se justifiant d'être un nouveau venu finalement aussi paumé qu'Edward. Celui-ci percuta alors. Tout coulait de source maintenant. C'était pour ça qu'il cherchait de la documentation sur les pouvoirs des contractants. Et surtout c'était pour ça qu'il l'avait vraisemblablement pris pour un employé de la bibliothèque, alors qu'un membre plus ancien aurait su, le visage d'Edward étant suffisamment nouveau que ne pas s'y tromper. Le garçon lâcha un « aaaah » qui venait du cœur face à cette révélation avant de parler à son tour.</text:p>
      <text:p text:style-name="Standard"/>
      <text:p text:style-name="Standard">-Han d'accord ! Dans ce cas je vais pas vraiment pouvoir vous aider malheureusement... Je suis nouveau aussi. Et pour être honnête, j'ai toujours pas la moindre idée de ce que sont censés faire mes pouvoirs non plus...</text:p>
      <text:p text:style-name="Standard"/>
      <text:p text:style-name="Standard">Il se gratta l'arrière du crâne avec une expression mêlant embarras et réflexion avant de reprendre en souriant.</text:p>
      <text:p text:style-name="Standard"/>
      <text:p text:style-name="Standard">-Je m'appelle Edward. On peut peut-être essayer de trouver quelqu'un pour nous aiguiller sur ce que vous cherchez.</text:p>
      <text:p text:style-name="Standard"/>
      <text:p text:style-name="Standard">Tant de perturbations d'un coup avaient complètement déboussolé l'esprit d'Edward, lui faisant oublier la raison première de sa présence ici, à savoir qu'il n'avait rien à foutre ici.</text:p>
      <text:p text:style-name="P1">Une fois Edward debout et les choses clarifiées, le compagnon d'infortune de ce dernier jeta un regard désabusé aux alentours avant de conclure d'un ton particulièrement pessimiste que les deux compères ne trouveraient probablement pas d'aide dans les parages. Décidément, le bougre devait être une personne fun en soirée. C'en était presque déprimant. Ceci dit, pour le coup il n'avait pas tort. La bibliothèque avait l'air désespérément vide en dehors des deux garçons, ce qui ne présageait rien de bon pour leurs recherches.</text:p>
      <text:p text:style-name="Standard"/>
      <text:p text:style-name="Standard">-Hum ouais, en effet j'crois qu'on est seuls...</text:p>
      <text:p text:style-name="Standard"/>
      <text:p text:style-name="Standard">Peter fit ensuite une remarque sur l'état de la chemise d'Edward. Celui-ci baissa la tête pour y voir un peu mieux et se rendit compte effectivement qu'elle était trempée et... odorante, séquelles de sa rencontre avec la bière du Nephil quelques minutes plus tôt. C'était assez désagréable, mais le garçon avait vu pire et il pourrait sûrement s'y faire -il collerait un peu en fin de journée mais une bonne douche et l'affaire serait réglée. Tout en pinçant un bout de tissu comme pour mieux observer la tâche, le blondin reprit en haussant légèrement les épaules.</text:p>
      <text:p text:style-name="Standard"/>
      <text:p text:style-name="Standard">-Hum je dois en avoir d'autres dans ma chambre dans les dortoirs. Mais sinon tant pis hein, c'est pas la fin du monde. Pour votre problème... </text:p>
      <text:p text:style-name="Standard"/>
      <text:p text:style-name="Standard">Edward écarquilla les yeux comme s'il venait de vivre une épiphanie. Il venait de se souvenir qu'à la base, il n'était pas censé aller à la bibliothèque, mais bien à la salle de sport. Et qu'il ferait mieux de retrouver son chemin vide sous peine de la trouver aussi vide que ces rayons de bouquins.</text:p>
      <text:p text:style-name="Standard"/>
      <text:p text:style-name="Standard">-En fait je crois que je sais où on pourrait trouver de l'aide. On m'a parlé d'une salle d'entraînement, il paraît que des Nephils peuvent aider les nouveaux avec leurs pouvoirs. C'est... C'était là que j'étais censé aller, avant de me perdre et de me retrouver 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2T18:34:31.80</meta:creation-date>
    <dc:date>2017-08-22T11:49:40.69</dc:date>
    <meta:editing-duration>PT2H34M11S</meta:editing-duration>
    <meta:editing-cycles>215</meta:editing-cycles>
    <meta:generator>OpenOffice/4.1.2$Win32 OpenOffice.org_project/412m3$Build-9782</meta:generator>
    <meta:document-statistic meta:table-count="0" meta:image-count="0" meta:object-count="0" meta:page-count="4" meta:paragraph-count="21" meta:word-count="1364" meta:character-count="8161"/>
  </office:meta>
</office:document-meta>
</file>